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1" svg:font-family="新細明體" style:font-family-generic="script" style:font-pitch="variable"/>
    <style:font-face style:name="標楷體1" svg:font-family="標楷體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2pt" officeooo:rsid="00196f17" officeooo:paragraph-rsid="00196f17" style:font-name-asian="標楷體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2pt" officeooo:rsid="00196f17" officeooo:paragraph-rsid="00196f17" style:font-name-asian="標楷體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標楷體" fo:font-size="12pt" officeooo:rsid="001a9474" officeooo:paragraph-rsid="001d5102" style:font-name-asian="標楷體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標楷體" fo:font-size="12pt" officeooo:rsid="001a9474" officeooo:paragraph-rsid="001e287c" style:font-name-asian="標楷體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4pt" officeooo:rsid="00196f17" officeooo:paragraph-rsid="00196f17" style:font-name-asian="標楷體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officeooo:rsid="001a9474" officeooo:paragraph-rsid="001a9474" style:font-name-asian="Courier New" style:font-size-asian="12pt" style:font-size-complex="12pt"/>
    </style:style>
    <style:style style:name="T1" style:family="text">
      <style:text-properties officeooo:rsid="001d5102"/>
    </style:style>
    <style:style style:name="T2" style:family="text">
      <style:text-properties officeooo:rsid="001e287c"/>
    </style:style>
    <style:style style:name="T3" style:family="text">
      <style:text-properties officeooo:rsid="001f463b"/>
    </style:style>
    <style:style style:name="T4" style:family="text">
      <style:text-properties officeooo:rsid="0020ac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大同大學資訊工程學系</text:p>
      <text:p text:style-name="P6">I4010 網頁程式設計與安全實務</text:p>
      <text:p text:style-name="P6"/>
      <text:p text:style-name="P2"/>
      <text:p text:style-name="P7">&lt;html&gt;<text:line-break/>&lt;head&gt;<text:line-break/> <text:s/>&lt;title&gt;I4010首頁&lt;/title&gt;<text:line-break/>&lt;/head&gt;</text:p>
      <text:p text:style-name="P7">&lt;?php </text:p>
      <text:p text:style-name="P7">$PassVars = array();</text:p>
      <text:p text:style-name="P7">if (isset($_POST) &amp;&amp; count($_POST)&gt;0) $PassVars = $_POST;</text:p>
      <text:p text:style-name="P7">$Rad1 = $Rad2 = $T1 = $T2 = '';</text:p>
      <text:p text:style-name="P7">$Check1 = array();</text:p>
      <text:p text:style-name="P7">if (count($PassVars)&gt;0) extract($PassVars, EXTR_OVERWRITE);</text:p>
      <text:p text:style-name="P7"/>
      <text:p text:style-name="P7">?&gt;<text:line-break/>&lt;body&gt;<text:line-break/>&lt;div style="text-align:center;margin-top:50px;font-size:30px;font-weight:bold;"&gt;<text:line-break/>I4010 網頁程式設計與安全實務<text:line-break/>&lt;/div&gt;</text:p>
      <text:p text:style-name="P7">&lt;?php if (count($PassVars) &gt; 0) { ?&gt;</text:p>
      <text:p text:style-name="P7">&lt;div style="margin:10px auto;width:600px;"&gt;</text:p>
      <text:p text:style-name="P7">&lt;?php print_r($PassVars); ?&gt;</text:p>
      <text:p text:style-name="P7">&lt;/div&gt;</text:p>
      <text:p text:style-name="P7">&lt;?php } ?&gt;<text:line-break/>&lt;p&gt;This is a sample HTML page. This is a test paragraph.&lt;/p&gt;<text:line-break/>Even though in <text:line-break/>the source file, <text:line-break/>the line is in <text:s/>&amp;amp;<text:line-break/> <text:s text:c="18"/>the next line,&lt;br /&gt; <text:line-break/>it will append to the&amp;nbsp;&amp;nbsp;&amp;nbsp;&amp;nbsp;&amp;nbsp;&amp;nbsp;&amp;nbsp;back of the previous line. HAHA<text:line-break/>&lt;h1&gt;標題&lt;/h1&gt;<text:line-break/><text:line-break/>&lt;div style="text-align:center;margin-top:20px;font-size:20px;font-family:標楷體;font-weight:bold;"&gt;<text:line-break/>標題<text:line-break/>&lt;/div&gt;<text:line-break/>&lt;div style="text-align:center;font-size:20px;font-family:標楷體;"&gt;<text:line-break/>比較組&lt;?php echo date('Y-m-d'); ?&gt;<text:line-break/>&lt;/div&gt;</text:p>
      <text:p text:style-name="P7">&lt;table border="1" align="center" width="600"&gt;<text:line-break/>&lt;tr&gt;<text:line-break/>&lt;th width="20%"&gt;欄位1&lt;/th&gt;<text:line-break/>&lt;th width="250"&gt;欄位2&lt;/th&gt;<text:line-break/>&lt;th&gt;欄位3&lt;/th&gt;<text:line-break/>&lt;/tr&gt;<text:line-break/>&lt;tr align="right"&gt;<text:line-break/>&lt;td align="center" rowspan="2"&gt;aaa&lt;/td&gt;<text:line-break/><text:soft-page-break/>&lt;td&gt;bbb&lt;/td&gt;<text:line-break/>&lt;td align="left"&gt;Left aligned&lt;/td&gt;<text:line-break/>&lt;/tr&gt;<text:line-break/>&lt;tr align="right"&gt;<text:line-break/>&lt;td colspan="2"&gt;&amp;nbsp;&lt;/td&gt;<text:line-break/>&lt;/tr&gt;<text:line-break/>&lt;/table&gt;<text:line-break/>&lt;form method="POST"&gt;<text:line-break/>&lt;input type="text" name="T1" value="&lt;?php echo $T1; ?&gt;"&gt;<text:line-break/>&lt;input type="text" name="T2" value="&lt;?php echo $T2; ?&gt;"&gt;&lt;br /&gt;<text:line-break/>&lt;input type="submit" name="Send" value="Send"&gt;&amp;nbsp;&amp;nbsp;<text:line-break/>&lt;input type="submit" name="Abort" value="Abort"&gt;&lt;br /&gt;<text:line-break/>&lt;input type="radio" name="Rad1" value="1"&lt;?php if ($Rad1=='1') echo ' checked'; ?&gt;&gt;1<text:line-break/>&lt;input type="radio" name="Rad1" value="2"&lt;?php if ($Rad1=='2') echo ' checked'; ?&gt;&gt;2&lt;br /&gt;<text:line-break/>&lt;input type="radio" name="Rad2" value="1"&lt;?php if ($Rad2=='1') echo ' checked'; ?&gt;&gt;1<text:line-break/>&lt;input type="radio" name="Rad2" value="2"&lt;?php if ($Rad2=='2') echo ' checked'; ?&gt;&gt;2&lt;br /&gt;<text:line-break/>&lt;input type="checkbox" name="Check1[]" value="A"&gt;A<text:line-break/>&lt;input type="checkbox" name="Check1[]" value="B"&gt;B<text:line-break/>&lt;input type="checkbox" name="Check1[]" value="C"&gt;C<text:line-break/>&lt;input type="checkbox" name="Check1[]" value="D"&gt;D<text:line-break/>&lt;/form&gt;<text:line-break/>&lt;/body&gt;<text:line-break/>&lt;/html&gt;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1" svg:font-family="新細明體" style:font-family-generic="script" style:font-pitch="variable"/>
    <style:font-face style:name="標楷體1" svg:font-family="標楷體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04T18:23:20.877000000</meta:creation-date>
    <dc:date>2021-03-22T21:03:27.649000000</dc:date>
    <meta:editing-duration>PT22M44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6" meta:word-count="276" meta:character-count="2109" meta:non-whitespace-character-count="1876"/>
  </office:meta>
</office:document-meta>
</file>